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lr-tb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2.99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in" fo:margin-left="-0.075in" fo:margin-top="0in" fo:margin-bottom="0in" table:align="left" style:writing-mode="lr-tb"/>
    </style:style>
    <style:style style:name="Table2.A" style:family="table-column">
      <style:table-column-properties style:column-width="3in"/>
    </style:style>
    <style:style style:name="Table2.B" style:family="table-column">
      <style:table-column-properties style:column-width="2.9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in" fo:margin-left="-0.075in" fo:margin-top="0in" fo:margin-bottom="0in" table:align="left" style:writing-mode="lr-tb"/>
    </style:style>
    <style:style style:name="Table3.A" style:family="table-column">
      <style:table-column-properties style:column-width="3in"/>
    </style:style>
    <style:style style:name="Table3.B" style:family="table-column">
      <style:table-column-properties style:column-width="2.999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in" fo:margin-left="-0.075in" fo:margin-top="0in" fo:margin-bottom="0in" table:align="left" style:writing-mode="lr-tb"/>
    </style:style>
    <style:style style:name="Table4.A" style:family="table-column">
      <style:table-column-properties style:column-width="3in"/>
    </style:style>
    <style:style style:name="Table4.B" style:family="table-column">
      <style:table-column-properties style:column-width="2.999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in" fo:margin-left="-0.075in" fo:margin-top="0in" fo:margin-bottom="0in" table:align="left" style:writing-mode="lr-tb"/>
    </style:style>
    <style:style style:name="Table5.A" style:family="table-column">
      <style:table-column-properties style:column-width="3in"/>
    </style:style>
    <style:style style:name="Table5.B" style:family="table-column">
      <style:table-column-properties style:column-width="2.999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Title">
      <style:paragraph-properties fo:text-align="center" style:justify-single-word="false"/>
      <style:text-properties fo:color="#000000" loext:opacity="100%"/>
    </style:style>
    <style:style style:name="P2" style:family="paragraph" style:parent-style-name="Heading_20_1">
      <style:paragraph-properties fo:text-align="center" style:justify-single-word="false"/>
      <style:text-properties fo:color="#000000" loext:opacity="100%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Cambria1" fo:font-size="11pt" fo:language="en" fo:country="US" fo:font-weight="bold" style:letter-kerning="false" style:font-name-asian="ＭＳ 明朝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Cambria1" fo:font-size="11pt" fo:language="en" fo:country="US" officeooo:paragraph-rsid="00100a96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Heading_20_1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jetas CRC</text:p>
      <text:h text:style-name="P2" text:outline-level="1">Proyecto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Responsabilidades</text:p>
          </table:table-cell>
          <table:table-cell table:style-name="Table1.A1" office:value-type="string">
            <text:p text:style-name="P3">Colaboradores</text:p>
          </table:table-cell>
        </table:table-row>
        <table:table-row table:style-name="Table1.1">
          <table:table-cell table:style-name="Table1.A1" office:value-type="string">
            <text:p text:style-name="P4">- Administrar la información básica de los proyectos (Título, Descripción, Objetivo General, Fecha Inicio, Fecha Fin, Duración, Estado, Investigadores, Director, Área de Conocimiento, Productos Asociados).<text:line-break/><text:line-break/>- Codificar los proyectos con base en grupo, línea de investigación, año de inicio y número consecutivo.</text:p>
            <text:p text:style-name="P4"><text:line-break/>- Calcular el estado del proyecto (En curso, Finalizado) comparando la fecha actual con la de inicio.</text:p>
          </table:table-cell>
          <table:table-cell table:style-name="Table1.A1" office:value-type="string">
            <text:p text:style-name="P5">- Investigador<text:line-break/>- Línea de Investigación<text:line-break/>- Productos Asociados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h text:style-name="P2" text:outline-level="1">Investigador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Responsabilidades</text:p>
          </table:table-cell>
          <table:table-cell table:style-name="Table2.A1" office:value-type="string">
            <text:p text:style-name="P3">Colaboradores</text:p>
          </table:table-cell>
        </table:table-row>
        <table:table-row table:style-name="Table2.1">
          <table:table-cell table:style-name="Table2.A1" office:value-type="string">
            <text:p text:style-name="P4">- Administrar datos personales (Nombre, Apellidos, Email, Teléfono, Ciudad Origen, Dirección).</text:p>
            <text:p text:style-name="P4"/>
            <text:p text:style-name="P4">- Gestionar filiación institucional (Facultad, Programa, Cargo, Tipo de Actividades).</text:p>
            <text:p text:style-name="P4"/>
            <text:p text:style-name="P4">- Registrar formación académica (Título Pregrado, Postgrado, Institución, Ciudad).</text:p>
            <text:p text:style-name="P4"/>
            <text:p text:style-name="P4">- Relacionar proyectos en los que ha participado.</text:p>
            <text:p text:style-name="P4"/>
            <text:p text:style-name="P4">- Enlazar productos asociados a proyectos.</text:p>
            <text:p text:style-name="P4"><text:line-break/>- Enlistar estudiantes dirigidos en niveles de maestría o doctorado.</text:p>
          </table:table-cell>
          <table:table-cell table:style-name="Table2.A1" office:value-type="string">
            <text:p text:style-name="P5">- Proyecto<text:line-break/>- Estudiantes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h text:style-name="P6" text:outline-level="1"><text:soft-page-break/></text:h>
      <text:h text:style-name="P2" text:outline-level="1">Línea de Investigación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Responsabilidades</text:p>
          </table:table-cell>
          <table:table-cell table:style-name="Table3.A1" office:value-type="string">
            <text:p text:style-name="P3">Colaboradores</text:p>
          </table:table-cell>
        </table:table-row>
        <table:table-row table:style-name="Table3.1">
          <table:table-cell table:style-name="Table3.A1" office:value-type="string">
            <text:p text:style-name="P4">- Definir y actualizar líneas de investigación.</text:p>
            <text:p text:style-name="P4"><text:line-break/>- Crear y gestionar sub-líneas temáticas.</text:p>
          </table:table-cell>
          <table:table-cell table:style-name="Table3.A1" office:value-type="string">
            <text:p text:style-name="P5">- Proyecto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</table:table>
      <text:h text:style-name="P2" text:outline-level="1">Producto Asociado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Responsabilidades</text:p>
          </table:table-cell>
          <table:table-cell table:style-name="Table4.A1" office:value-type="string">
            <text:p text:style-name="P3">Colaboradores</text:p>
          </table:table-cell>
        </table:table-row>
        <table:table-row table:style-name="Table4.1">
          <table:table-cell table:style-name="Table4.A1" office:value-type="string">
            <text:p text:style-name="P4">- Administrar productos generados por los proyectos (Artículos, Libros, Capítulos de Libros, Ponencias, Prototipos, Productos Software).</text:p>
            <text:p text:style-name="P4"><text:line-break/>- Verificar productos con sistemas como GrupLac o UniversitariasXXI.</text:p>
          </table:table-cell>
          <table:table-cell table:style-name="Table4.A1" office:value-type="string">
            <text:p text:style-name="P5">- Proyecto<text:line-break/>- Investigador</text:p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</table:table>
      <text:h text:style-name="P2" text:outline-level="1">Usuario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Responsabilidades</text:p>
          </table:table-cell>
          <table:table-cell table:style-name="Table5.A1" office:value-type="string">
            <text:p text:style-name="P3">Colaboradores</text:p>
          </table:table-cell>
        </table:table-row>
        <table:table-row table:style-name="Table5.1">
          <table:table-cell table:style-name="Table5.A1" office:value-type="string">
            <text:p text:style-name="P4">- Gestión de usuarios por perfil (Líder del grupo, Auxiliar de grupo, Profesor, Usuario externo).</text:p>
            <text:p text:style-name="P4"><text:line-break/>- Autorización de accesos y permisos según el perfil.</text:p>
          </table:table-cell>
          <table:table-cell table:style-name="Table5.A1" office:value-type="string">
            <text:p text:style-name="P5">- Proyecto<text:line-break/>- Investigador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pitch="variable"/>
    </style:style>
    <style:style style:name="ListLabel_20_2" style:display-name="ListLabel 2" style:family="text">
      <style:text-properties style:font-name="Cambria" fo:font-family="Cambria" style:font-pitch="variable"/>
    </style:style>
    <style:style style:name="ListLabel_20_3" style:display-name="ListLabel 3" style:family="text">
      <style:text-properties style:font-name="Cambria" fo:font-family="Cambria" style:font-pitch="variable"/>
    </style:style>
    <style:style style:name="ListLabel_20_4" style:display-name="ListLabel 4" style:family="text">
      <style:text-properties style:font-name="Cambria" fo:font-family="Cambria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4-09-24T09:09:30.044436900</dc:date>
    <meta:editing-duration>PT3M55S</meta:editing-duration>
    <meta:generator>LibreOffice/24.8.1.2$Linux_X86_64 LibreOffice_project/87fa9aec1a63e70835390b81c40bb8993f1d4ff6</meta:generator>
    <meta:document-statistic meta:table-count="5" meta:image-count="0" meta:object-count="0" meta:page-count="2" meta:paragraph-count="35" meta:word-count="218" meta:character-count="1652" meta:non-whitespace-character-count="1463"/>
    <meta:user-defined meta:name="AppVersion">14.0000</meta:user-defined>
    <meta:template xlink:type="simple" xlink:actuate="onRequest" xlink:title="Normal.dotm" xlink:href=""/>
  </office:meta>
</office:document-meta>
</file>